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1e61e8"/>
    </style:style>
    <style:style style:name="P2" style:family="paragraph" style:parent-style-name="Standard">
      <style:paragraph-properties fo:line-height="200%"/>
      <style:text-properties officeooo:paragraph-rsid="0024dcb7"/>
    </style:style>
    <style:style style:name="P3" style:family="paragraph" style:parent-style-name="Standard">
      <style:paragraph-properties fo:line-height="200%"/>
      <style:text-properties officeooo:paragraph-rsid="002d335e"/>
    </style:style>
    <style:style style:name="P4" style:family="paragraph" style:parent-style-name="Standard">
      <style:paragraph-properties fo:line-height="200%"/>
      <style:text-properties officeooo:paragraph-rsid="00335913"/>
    </style:style>
    <style:style style:name="P5" style:family="paragraph" style:parent-style-name="Standard">
      <style:paragraph-properties fo:line-height="200%" fo:text-align="start" style:justify-single-word="false"/>
      <style:text-properties officeooo:paragraph-rsid="00335913"/>
    </style:style>
    <style:style style:name="P6" style:family="paragraph" style:parent-style-name="Standard">
      <style:paragraph-properties fo:margin-top="0.1583in" fo:margin-bottom="0.1583in" style:contextual-spacing="false" fo:line-height="100%" fo:text-align="center" style:justify-single-word="false"/>
      <style:text-properties officeooo:rsid="00335913" officeooo:paragraph-rsid="00335913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335913"/>
    </style:style>
    <style:style style:name="T1" style:family="text">
      <style:text-properties officeooo:rsid="001b0271"/>
    </style:style>
    <style:style style:name="T2" style:family="text">
      <style:text-properties officeooo:rsid="001cb188"/>
    </style:style>
    <style:style style:name="T3" style:family="text">
      <style:text-properties officeooo:rsid="001e61e8"/>
    </style:style>
    <style:style style:name="T4" style:family="text">
      <style:text-properties officeooo:rsid="0020318a"/>
    </style:style>
    <style:style style:name="T5" style:family="text">
      <style:text-properties officeooo:rsid="0020dff6"/>
    </style:style>
    <style:style style:name="T6" style:family="text">
      <style:text-properties officeooo:rsid="00210e1e"/>
    </style:style>
    <style:style style:name="T7" style:family="text">
      <style:text-properties officeooo:rsid="0022200f"/>
    </style:style>
    <style:style style:name="T8" style:family="text">
      <style:text-properties officeooo:rsid="0022e6f0"/>
    </style:style>
    <style:style style:name="T9" style:family="text">
      <style:text-properties officeooo:rsid="0023d5ff"/>
    </style:style>
    <style:style style:name="T10" style:family="text">
      <style:text-properties officeooo:rsid="0024dcb7"/>
    </style:style>
    <style:style style:name="T11" style:family="text">
      <style:text-properties officeooo:rsid="00252f76"/>
    </style:style>
    <style:style style:name="T12" style:family="text">
      <style:text-properties officeooo:rsid="002892f5"/>
    </style:style>
    <style:style style:name="T13" style:family="text">
      <style:text-properties officeooo:rsid="0029f8f7"/>
    </style:style>
    <style:style style:name="T14" style:family="text">
      <style:text-properties officeooo:rsid="002acce0"/>
    </style:style>
    <style:style style:name="T15" style:family="text">
      <style:text-properties officeooo:rsid="002d335e"/>
    </style:style>
    <style:style style:name="T16" style:family="text">
      <style:text-properties officeooo:rsid="002da062"/>
    </style:style>
    <style:style style:name="T17" style:family="text">
      <style:text-properties officeooo:rsid="002eb88d"/>
    </style:style>
    <style:style style:name="T18" style:family="text">
      <style:text-properties officeooo:rsid="002f5d58"/>
    </style:style>
    <style:style style:name="T19" style:family="text">
      <style:text-properties officeooo:rsid="00335913"/>
    </style:style>
    <style:style style:name="T20" style:family="text">
      <style:text-properties officeooo:rsid="0034bba7"/>
    </style:style>
    <style:style style:name="T21" style:family="text">
      <style:text-properties officeooo:rsid="0035684d"/>
    </style:style>
    <style:style style:name="T22" style:family="text">
      <style:text-properties officeooo:rsid="0039eb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tatement of <text:span text:style-name="T22">Goals</text:span></text:p>
      <text:p text:style-name="P7">Patrick Pragman</text:p>
      <text:p text:style-name="P5"/>
      <text:p text:style-name="P5"><text:tab/>First and foremost, my sincere goal with this course of study is to obtain a master's level education in computer vision. <text:s/>In particular, by way of the research associated with this education, I desire to learn new tools that I can apply to solve pressing issues in Alaska from a data-centric standpoint. <text:s/>I want to build a skill set that allows me to tackle big, interdisciplinary problems with modern data science tools. <text:s/>I want to use computer science, mathematics, and statistics to make the world a better place while contributing to meaningful science.</text:p>
      <text:p text:style-name="P5"><text:tab/>How did I – a former bush pilot end up in the position where I even have the opportunity to tackle quantitative graduate-level courses? <text:s/>The fine people reviewing this document have my transcripts – largely I'm an amateur student – I've always enjoyed learning, but my focus was always on airplanes and flying after high school. <text:s/>What brought me to the realization that I needed to go back to school? <text:s/>Frankly, it was almost by accident. <text:s/>The real history of my new story starts in 2016 after I had been flying for a living for about nearly a decade.</text:p>
      <text:p text:style-name="P5"><text:tab/>In 2016 I was flying medevac in Hawaii. <text:s/>My family and I had decided to live outside Alaska for a few years to thaw out. <text:s/>While I was there, I heard an interesting applied mathematical problem. <text:s/>Effectively stumped by a variation on the Brachistochrone problem, I realized the mathematics <text:span text:style-name="T21">education</text:span> I'd <text:span text:style-name="T21">received</text:span> when I got my first bachelor's degree (in aviation) was insufficient. <text:s/>I went back to school online and worked to learn what I needed to know. <text:s/>While that problem faded in importance in my life, the immense satisfaction I got from solving quantitative problems remained strong. <text:s/>Around that same time, I started self-teaching Python to try to solve some problems in aviation.</text:p>
      <text:p text:style-name="P5"><text:tab/>In November of that year, disaster struck – I was suddenly and inexplicably rendered blind in one eye. <text:s/>I didn't know it at the time, but this would be crucial to my academic growth. <text:s/>Unable to fly for a living for two years, I focused on my studies and completed my BS in Mathematics while working part-time, and trying to get back to flying. <text:s/>I was able to return to the cockpit for just shy of <text:soft-page-break/>two years before disaster struck again while I was flying on the Slope. <text:s/>My other eye failed me and after a significant medical investigation, it was discovered that I had Multiple Sclerosis, suddenly I was out of flying permanently.</text:p>
      <text:p text:style-name="P5"><text:tab/>Though this time was – and I do not exaggerate when I say this – the worst time in my life, there was a silver lining. <text:s/>Now that they knew what was wrong, I could be treated properly. <text:s/>It was hard – it still is hard – but I got better. <text:s/>I was able to see well enough to use my computer the following summer and leaned into programming. <text:s/>I started building portfolio projects in the summer of 2021, turning my programming hobby – which I had been using to try to automate the less exciting paperwork associated with bush flying – into a real career. <text:s/>I taught myself as much as I could about the tools, the processes, and how professional programmers work. <text:s/>I read voraciously about everything I could find related to computer science and continue to do so.</text:p>
      <text:p text:style-name="P5"><text:tab/>Leveraging my considerable experience in aviation (I have over 7500hrs of flight time over more than a decade spent in small aircraft), I got hired as a contractor for a New Zealand company and discovered what was possible with big data. <text:s/>We were tracking aircraft with our hardware and providing data-driven insights into operations. <text:s/>We could tell operators about the quality of aircraft performance, how safe it was being flown, location data, and much more; if used properly, our data could make a real difference in air safety by providing feedback between management and operations. <text:s/>I saw the power of data firsthand and I was hooked. <text:s/>I wanted to use these tools to solve real-world problems – not just in aviation, but everywhere.</text:p>
      <text:p text:style-name="P5"><text:tab/>This job, however, was only part-time. <text:s/>If I wanted to advance in the field, I needed more education not only to be employable but to learn the necessary skills to succeed. <text:s/>While I might be able to teach myself about machine learning and data science on YouTube and Wikipedia, the reality is that I would not be able to give myself adequate depth to accomplish what I desired. <text:s/>I could go to a "coding boot camp" – but a 30-day course on how to apply libraries will not make me an expert in the field. <text:s/>I need to go and get a real education, where I learn from experts and conduct meaningful research. <text:s/>I need to go to school.</text:p>
      <text:p text:style-name="P5"><text:soft-page-break/><text:tab/>In April of 2022, I decided to go back to school in earnest for computer science. <text:s/>Soon after I applied, I heard of this exceptional opportunity from Dr. Frank Witmer, and have been extremely excited at the potential to undertake this research. <text:s/>The graduate study plan I've designed points exactly in the direction I want to go – I can get good at software engineering and learn the intricacies of using big data to solve problems. <text:s/>I may not be able to fly again, but I can use computer vision to do real quantitative work that solves real problems – and the best part is it involves a field I'm passionate about.</text:p>
      <text:p text:style-name="P5"><text:tab/>I am uniquely suited for this research and educational track. <text:s/>I understand the problem space viscerally from years of experience in Alaska aviation. <text:s/>I have the required undergraduate experience in Mathematics which prepares me for the quantitative aspects of this program. <text:s/>I have a deep love of learning that has kept me taking courses for my entire adult life. <text:s/>I've spent my whole life searching out knowledge and trying to solve problems, and what is better for a guy with poor sight than to work in computer vision? <text:s/>It's the ultimate automation problem - <text:s/>If I can't see properly, I'll make the machines see for me.</text:p>
      <text:p text:style-name="P5"><text:tab/>If I am awarded this opportunity, I will use what I learn to empower citizen scientists to solve real problems – ultimately, that's what this is about – we can use computer vision to make the world better. <text:s/>With this new toolbox, I believe I'll be able to author a new career in the sciences and accomplish great things. <text:s/>The depth of knowledge and experience that I can gain from this education will be immensely beneficial to my future and I am uniquely qualified to assist the university with domain experience in aviation. <text:s/>Let's solve these hard problems together as I learn to participate in the scientific process – this is just the beginning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8:10:21.483516178</meta:creation-date>
    <dc:date>2022-06-15T12:50:21.636338439</dc:date>
    <meta:editing-duration>PT5H30M52S</meta:editing-duration>
    <meta:editing-cycles>14</meta:editing-cycles>
    <meta:generator>LibreOffice/7.3.3.2$Linux_X86_64 LibreOffice_project/30$Build-2</meta:generator>
    <meta:print-date>2022-06-15T08:10:12.304816047</meta:print-date>
    <meta:document-statistic meta:table-count="0" meta:image-count="0" meta:object-count="0" meta:page-count="3" meta:paragraph-count="12" meta:word-count="1124" meta:character-count="6478" meta:non-whitespace-character-count="5295"/>
  </office:meta>
</office:document-meta>
</file>